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Preformatted_20_Text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1" text:outline-level="1">Carriage Stabilization — Simulation Refactor Spec</text:h>
      <text:h text:style-name="Heading_20_2" text:outline-level="2">Objective</text:h>
      <text:p text:style-name="Text_20_body">Delete <text:span text:style-name="Source_20_Text">plot_time_series_cmd.py</text:span> and rebuild the simulation stack for clarity and testability. The new system simulates a motorized carriage traveling on the <text:span text:style-name="Strong_20_Emphasis">outer rim of a fixed wheel</text:span>, with feedback from the FLC’s <text:span text:style-name="Source_20_Text">motor_cmd</text:span>. It outputs realistic IMU-like raw signals and a clean plot script.</text:p>
      <text:h text:style-name="Heading_20_2" text:outline-level="2">Artifacts to (Re)Create</text:h>
      <text:list xml:id="list7081095722538736417" text:style-name="L1">
        <text:list-item>
          <text:p text:style-name="P1"><text:span text:style-name="Source_20_Text">simulation.py</text:span> — physics + IMU synthesis (no plotting, no CLI).</text:p>
        </text:list-item>
        <text:list-item>
          <text:p text:style-name="P1"><text:span text:style-name="Source_20_Text">mock_spi.py</text:span> — thin adapter exposing <text:span text:style-name="Source_20_Text">imu_read()</text:span> by delegating to <text:span text:style-name="Source_20_Text">simulation.py</text:span>.</text:p>
        </text:list-item>
        <text:list-item>
          <text:p text:style-name="P1"><text:span text:style-name="Source_20_Text">plot_simulation.py</text:span> — plotting only (θ, ω, motor_cmd vs time). No simulation logic, no argparse.</text:p>
        </text:list-item>
        <text:list-item>
          <text:p text:style-name="P1"><text:span text:style-name="Source_20_Text">sim_config.toml</text:span> — simulation parameters/constants.</text:p>
        </text:list-item>
        <text:list-item>
          <text:p text:style-name="P1"><text:span text:style-name="Source_20_Text">flc_config.toml</text:span> — FLC parameters only (membership functions, rule base, scaling). Keep existing content, remove simulation-related items.</text:p>
        </text:list-item>
      </text:list>
      <text:h text:style-name="Heading_20_2" text:outline-level="2">Config Separation</text:h>
      <text:h text:style-name="Heading_20_3" text:outline-level="3">1) <text:span text:style-name="Source_20_Text">flc_config.toml</text:span> (FLC-only)</text:h>
      <text:list xml:id="list8930873596708799661" text:style-name="L2">
        <text:list-item>
          <text:p text:style-name="P2">Contents:</text:p>
          <text:list>
            <text:list-item>
              <text:p text:style-name="P2"><text:span text:style-name="Source_20_Text">[flc_scaling]</text:span> (e.g., <text:span text:style-name="Source_20_Text">THETA_SCALE_FACTOR</text:span>, <text:span text:style-name="Source_20_Text">OMEGA_SCALE_FACTOR</text:span>)</text:p>
            </text:list-item>
            <text:list-item>
              <text:p text:style-name="P2"><text:span text:style-name="Source_20_Text">[membership_functions.theta]</text:span>, <text:span text:style-name="Source_20_Text">[membership_functions.omega]</text:span></text:p>
            </text:list-item>
            <text:list-item>
              <text:p text:style-name="P2"><text:span text:style-name="Source_20_Text">[[rule_base]]</text:span> blocks (theta_coeff, omega_coeff, bias)</text:p>
            </text:list-item>
          </text:list>
        </text:list-item>
        <text:list-item>
          <text:p text:style-name="P2">Keep controller-side items that truly belong to the FLC pipeline (e.g., <text:span text:style-name="Source_20_Text">TARGET_HZ</text:span> only if your controller loop timing depends on it).</text:p>
        </text:list-item>
        <text:list-item>
          <text:p text:style-name="P2"><text:span text:style-name="Strong_20_Emphasis">Remove</text:span> simulation/system items (wheel radius, mass, torque/force, initial angle, IMU noise, etc.) and relocate them to <text:span text:style-name="Source_20_Text">sim_config.toml</text:span>.</text:p>
        </text:list-item>
        <text:list-item>
          <text:p text:style-name="P2">Current reference file (to update accordingly). </text:p>
        </text:list-item>
      </text:list>
      <text:h text:style-name="Heading_20_3" text:outline-level="3">2) <text:span text:style-name="Source_20_Text">sim_config.toml</text:span> (new; simulation-only)</text:h>
      <text:p text:style-name="Text_20_body">Suggested schema:</text:p>
      <text:p text:style-name="Preformatted_20_Text"><text:span text:style-name="Source_20_Text">[simulation.timing]</text:span></text:p>
      <text:p text:style-name="Preformatted_20_Text"><text:soft-page-break/><text:span text:style-name="Source_20_Text">SAMPLE_RATE_HZ = 50.0 <text:s text:c="10"/># dt = 1 / SAMPLE_RATE_HZ</text:span></text:p>
      <text:p text:style-name="Preformatted_20_Text"><text:span text:style-name="Source_20_Text">DURATION_S <text:s text:c="4"/>= 10.0 <text:s text:c="10"/># total simulated seconds</text:span></text:p>
      <text:p text:style-name="Preformatted_20_Text"/>
      <text:p text:style-name="Preformatted_20_Text"><text:span text:style-name="Source_20_Text">[simulation.initial_conditions]</text:span></text:p>
      <text:p text:style-name="Preformatted_20_Text"><text:span text:style-name="Source_20_Text">THETA_INITIAL_RAD = 0.0 <text:s text:c="8"/># initial angle (rad)</text:span></text:p>
      <text:p text:style-name="Preformatted_20_Text"><text:span text:style-name="Source_20_Text">OMEGA_INITIAL_RAD_S = 0.0 <text:s text:c="6"/># initial angular rate (rad/s)</text:span></text:p>
      <text:p text:style-name="Preformatted_20_Text"/>
      <text:p text:style-name="Preformatted_20_Text"><text:span text:style-name="Source_20_Text">[simulation.mechanics]</text:span></text:p>
      <text:p text:style-name="Preformatted_20_Text"><text:span text:style-name="Source_20_Text">WHEEL_RADIUS_M <text:s text:c="2"/>= 0.604 <text:s text:c="7"/># 604 mm -&gt; meters</text:span></text:p>
      <text:p text:style-name="Preformatted_20_Text"><text:span text:style-name="Source_20_Text">CARRIAGE_MASS_KG = 0.80 <text:s text:c="8"/># or from prior estimate; adjust as needed</text:span></text:p>
      <text:p text:style-name="Preformatted_20_Text"><text:span text:style-name="Source_20_Text">MOTOR_FORCE_N <text:s text:c="3"/>= 8.71 <text:s text:c="8"/># max tangential force at rim for motor_cmd=±1</text:span></text:p>
      <text:p text:style-name="Preformatted_20_Text"><text:span text:style-name="Source_20_Text">GRAVITY_M_S2 <text:s text:c="4"/>= 9.80665 <text:s text:c="5"/># g</text:span></text:p>
      <text:p text:style-name="Preformatted_20_Text"/>
      <text:p text:style-name="Preformatted_20_Text"><text:span text:style-name="Source_20_Text">[simulation.imu_model]</text:span></text:p>
      <text:p text:style-name="Preformatted_20_Text"><text:span text:style-name="Source_20_Text">GYRO_FS_RAD_S = 4.363 <text:s text:c="10"/># gyro full-scale in rad/s (maps to ±16384 raw)</text:span></text:p>
      <text:p text:style-name="Preformatted_20_Text"><text:span text:style-name="Source_20_Text">ACCEL_RAW_FS <text:s/>= 16384 <text:s text:c="10"/># raw full-scale counts for accel mapping</text:span></text:p>
      <text:p text:style-name="Preformatted_20_Text"><text:span text:style-name="Source_20_Text">NOISE_SPAN <text:s text:c="3"/>= 3 <text:s text:c="14"/># randint(-NOISE_SPAN, +NOISE_SPAN) added to x_raw, y_raw</text:span></text:p>
      <text:p text:style-name="Preformatted_20_Text"/>
      <text:p text:style-name="Preformatted_20_Text"><text:span text:style-name="Source_20_Text">[logging]</text:span></text:p>
      <text:p text:style-name="P9"><text:span text:style-name="Source_20_Text">LEVEL = "INFO"</text:span></text:p>
      <text:h text:style-name="Heading_20_2" text:outline-level="2">Simulation Model (in <text:span text:style-name="Source_20_Text">simulation.py</text:span>)</text:h>
      <text:list xml:id="list4037029591934513429" text:style-name="L3">
        <text:list-item>
          <text:p text:style-name="P3">The simulator advances one fixed timestep <text:span text:style-name="Source_20_Text">dt = 1 / SAMPLE_RATE_HZ</text:span>.</text:p>
        </text:list-item>
        <text:list-item>
          <text:p text:style-name="P3">Controller computes <text:span text:style-name="Source_20_Text">motor_cmd ∈ [-1, +1]</text:span> each step (FLC external).</text:p>
        </text:list-item>
        <text:list-item>
          <text:p text:style-name="P3">Dynamics (simple, requested form):</text:p>
          <text:list>
            <text:list-item>
              <text:p text:style-name="P3"><text:span text:style-name="Source_20_Text">alpha = (MOTOR_FORCE_N * motor_cmd) / CARRIAGE_MASS_KG + GRAVITY_M_S2 * sin(theta)</text:span></text:p>
            </text:list-item>
            <text:list-item>
              <text:p text:style-name="P3"><text:span text:style-name="Source_20_Text">omega ← omega + alpha * dt</text:span></text:p>
            </text:list-item>
            <text:list-item>
              <text:p text:style-name="P3"><text:span text:style-name="Source_20_Text">theta ← theta + omega * dt</text:span></text:p>
            </text:list-item>
          </text:list>
        </text:list-item>
        <text:list-item>
          <text:p text:style-name="P3">IMU synthesis:</text:p>
          <text:list>
            <text:list-item>
              <text:p text:style-name="P3"><text:span text:style-name="Source_20_Text">x_raw = int(ACCEL_RAW_FS * sin(theta)) + randint(-NOISE_SPAN, +NOISE_SPAN)</text:span></text:p>
            </text:list-item>
            <text:list-item>
              <text:p text:style-name="P3"><text:span text:style-name="Source_20_Text">y_raw = int(ACCEL_RAW_FS * cos(theta)) + randint(-NOISE_SPAN, +NOISE_SPAN)</text:span></text:p>
            </text:list-item>
            <text:list-item>
              <text:p text:style-name="P3"><text:span text:style-name="Source_20_Text">omega_norm = clamp(omega / GYRO_FS_RAD_S, -1, +1)</text:span></text:p>
            </text:list-item>
            <text:list-item>
              <text:p text:style-name="P3"><text:span text:style-name="Source_20_Text">omega_raw = int(ACCEL_RAW_FS * omega_norm)</text:span> (reuse ±16384 scale for 16-bit alignment)</text:p>
            </text:list-item>
            <text:list-item>
              <text:p text:style-name="P3">Clamp all raw outputs to ±16384.</text:p>
            </text:list-item>
          </text:list>
        </text:list-item>
        <text:list-item>
          <text:p text:style-name="P3">No legacy “modes” (e.g., <text:span text:style-name="Source_20_Text">OMEGA_MODE</text:span>)—they’re removed.</text:p>
        </text:list-item>
      </text:list>
      <text:h text:style-name="Heading_20_2" text:outline-level="2"><text:span text:style-name="Source_20_Text">mock_spi.py</text:span> (adapter only)</text:h>
      <text:list xml:id="list8090747176629902078" text:style-name="L4">
        <text:list-item>
          <text:p text:style-name="P4">Provide <text:span text:style-name="Source_20_Text">imu_read()</text:span> returning 6 bytes <text:span text:style-name="Source_20_Text">[xL,xH, yL,yH, omegaL,omegaH]</text:span>.</text:p>
        </text:list-item>
        <text:list-item>
          <text:p text:style-name="P4"><text:soft-page-break/>Internally hold a <text:span text:style-name="Source_20_Text">CarriageSimulator</text:span> instance from <text:span text:style-name="Source_20_Text">simulation.py</text:span>.</text:p>
        </text:list-item>
        <text:list-item>
          <text:p text:style-name="P4">Read most-recent <text:span text:style-name="Source_20_Text">motor_cmd</text:span> from a small mailbox (e.g., <text:span text:style-name="Source_20_Text">set_motor_cmd(u)</text:span> setter called by the caller) before stepping the sim.</text:p>
        </text:list-item>
        <text:list-item>
          <text:p text:style-name="P4">No slope ramps, no synthetic step trig—<text:span text:style-name="Strong_20_Emphasis">all kinematics come from the simulator</text:span>.</text:p>
        </text:list-item>
        <text:list-item>
          <text:p text:style-name="P4">Keep code short and obvious.</text:p>
        </text:list-item>
      </text:list>
      <text:h text:style-name="Heading_20_2" text:outline-level="2"><text:span text:style-name="Source_20_Text">plot_simulation.py</text:span> (plot only; no argparse)</text:h>
      <text:list xml:id="list962059809938277882" text:style-name="L5">
        <text:list-item>
          <text:p text:style-name="P5">Imports both configs:</text:p>
          <text:list>
            <text:list-item>
              <text:p text:style-name="P5">Loads <text:span text:style-name="Strong_20_Emphasis">FLC</text:span> via <text:span text:style-name="Source_20_Text">flc_config.toml</text:span> (for the controller object only).</text:p>
            </text:list-item>
            <text:list-item>
              <text:p text:style-name="P5">Loads <text:span text:style-name="Strong_20_Emphasis">SIM</text:span> via <text:span text:style-name="Source_20_Text">sim_config.toml</text:span> (to build the simulator).</text:p>
            </text:list-item>
          </text:list>
        </text:list-item>
        <text:list-item>
          <text:p text:style-name="P5">Runs a loop for <text:span text:style-name="Source_20_Text">DURATION_S * SAMPLE_RATE_HZ</text:span> steps:</text:p>
          <text:list>
            <text:list-item>
              <text:p text:style-name="P5">Read last <text:span text:style-name="Source_20_Text">(x_raw, y_raw, omega_raw)</text:span> from <text:span text:style-name="Source_20_Text">mock_spi.imu_read()</text:span>.</text:p>
            </text:list-item>
            <text:list-item>
              <text:p text:style-name="P5">Convert to normalized <text:span text:style-name="Source_20_Text">theta_norm</text:span>, <text:span text:style-name="Source_20_Text">omega_norm</text:span> exactly as your runtime does.</text:p>
            </text:list-item>
            <text:list-item>
              <text:p text:style-name="P5">Compute <text:span text:style-name="Source_20_Text">motor_cmd = flc.calculate_motor_cmd(theta_norm, omega_norm)</text:span>.</text:p>
            </text:list-item>
            <text:list-item>
              <text:p text:style-name="P5">Call <text:span text:style-name="Source_20_Text">mock_spi.set_motor_cmd(motor_cmd)</text:span> for the next step.</text:p>
            </text:list-item>
            <text:list-item>
              <text:p text:style-name="P5">Log arrays of <text:span text:style-name="Source_20_Text">t, theta, omega, motor_cmd</text:span> for plotting.</text:p>
            </text:list-item>
          </text:list>
        </text:list-item>
        <text:list-item>
          <text:p text:style-name="P5">Plot θ, ω, and motor_cmd vs time using the <text:span text:style-name="Strong_20_Emphasis">same axis conventions</text:span> you had before (shared time axis, clean labels, grid, dashed zero-lines). No command-line arguments—everything comes from the two TOML files.</text:p>
        </text:list-item>
      </text:list>
      <text:h text:style-name="Heading_20_2" text:outline-level="2">Migration Notes (from current <text:span text:style-name="Source_20_Text">flc_config.toml</text:span>)</text:h>
      <text:p text:style-name="Text_20_body">Move these <text:span text:style-name="Strong_20_Emphasis">out</text:span> of FLC config into <text:span text:style-name="Source_20_Text">sim_config.toml</text:span>:</text:p>
      <text:list xml:id="list1575593611458195522" text:style-name="L6">
        <text:list-item>
          <text:p text:style-name="P6">Wheel/drive geometry, mass/force, gravity, initial θ, IMU noise span, gyro FS (if treated as sensor model).</text:p>
        </text:list-item>
        <text:list-item>
          <text:p text:style-name="P6">Keep in FLC config: scaling factors, membership functions, and rule base (plus any FLC-only runtime constants). See current entries to relocate (e.g., <text:span text:style-name="Source_20_Text">CARRIAGE_MASS</text:span>, <text:span text:style-name="Source_20_Text">MOTOR_TORQUE</text:span>, <text:span text:style-name="Source_20_Text">THETA_INITIAL</text:span>, <text:span text:style-name="Source_20_Text">NOISE_SPAN</text:span>, possibly <text:span text:style-name="Source_20_Text">GYRO_FULL_SCALE_RADS_S</text:span>). </text:p>
        </text:list-item>
      </text:list>
      <text:h text:style-name="Heading_20_2" text:outline-level="2">Non-Goals / Removed</text:h>
      <text:list xml:id="list1220387454246642989" text:style-name="L7">
        <text:list-item>
          <text:p text:style-name="P7">Delete <text:span text:style-name="Source_20_Text">plot_time_series_cmd.py</text:span>.</text:p>
        </text:list-item>
        <text:list-item>
          <text:p text:style-name="P7">Remove argparse usage entirely.</text:p>
        </text:list-item>
        <text:list-item>
          <text:p text:style-name="P7">Remove legacy <text:span text:style-name="Source_20_Text">OMEGA_MODE</text:span>, slope ramps, base offsets, and other ad-hoc synthesis.</text:p>
        </text:list-item>
      </text:list>
      <text:h text:style-name="Heading_20_2" text:outline-level="2"><text:soft-page-break/>Acceptance Criteria</text:h>
      <text:list xml:id="list3100363542533938645" text:style-name="L8">
        <text:list-item>
          <text:p text:style-name="P8">Clean module boundaries:</text:p>
          <text:list>
            <text:list-item>
              <text:p text:style-name="P8">Physics in <text:span text:style-name="Source_20_Text">simulation.py</text:span></text:p>
            </text:list-item>
            <text:list-item>
              <text:p text:style-name="P8">Device adapter in <text:span text:style-name="Source_20_Text">mock_spi.py</text:span></text:p>
            </text:list-item>
            <text:list-item>
              <text:p text:style-name="P8">Visualization in <text:span text:style-name="Source_20_Text">plot_simulation.py</text:span></text:p>
            </text:list-item>
          </text:list>
        </text:list-item>
        <text:list-item>
          <text:p text:style-name="P8">End-to-end closed loop runs with <text:span text:style-name="Strong_20_Emphasis">only</text:span> the two TOML files.</text:p>
        </text:list-item>
        <text:list-item>
          <text:p text:style-name="P8">Plots show responsive negative feedback (θ and ω stabilize/track reasonable behavior when FLC scaling is sane).</text:p>
        </text:list-item>
        <text:list-item>
          <text:p text:style-name="P8">Code is concise, readable, and well-commented; no dead paths or legacy flags.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Trudeau</meta:initial-creator>
    <meta:creation-date>2025-08-27T01:25:59.77</meta:creation-date>
    <dc:date>2025-08-27T01:29:34.64</dc:date>
    <dc:creator>Tim Trudeau</dc:creator>
    <meta:editing-duration>PT3M3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4" meta:paragraph-count="84" meta:word-count="720" meta:character-count="5110"/>
  </office:meta>
</office:document-meta>
</file>